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end" style:justify-single-word="false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center" style:justify-single-word="false" fo:padding="0cm" fo:border="none" style:join-border="false"/>
      <style:text-properties fo:font-size="15pt" fo:font-weight="normal" officeooo:rsid="001d8b89" officeooo:paragraph-rsid="001d8b89" style:font-size-asian="15pt" style:font-weight-asian="normal" style:font-size-complex="15pt" style:font-weight-complex="normal"/>
    </style:style>
    <style:style style:name="P7" style:family="paragraph" style:parent-style-name="Heading_20_1">
      <style:paragraph-properties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ext-input text:description="&lt;setLang(user.lang or 'fr_FR')&gt;">&lt;setLang(user.lang or 'fr_FR')&gt;</text:text-input></text:p>
      <text:p text:style-name="Standard"/>
      <text:p text:style-name="P1"><text:text-input text:description="&lt;company.city&gt;">&lt;company.city&gt;</text:text-input>, le: <text:date style:data-style-name="N37" text:date-value="2019-03-13T10:41:20.367455421">13/03/19</text:date></text:p>
      <text:p text:style-name="P1"/>
      <text:h text:style-name="P7" text:outline-level="1"><text:text-input text:description="&lt;o.partner_id.fullname&gt;">Fullname</text:text-input></text:h>
      <text:p text:style-name="P1"/>
      <text:p text:style-name="P1"><text:text-input text:description="&lt;o.partner_id.title.name&gt;">&lt;o.partner_id.title.name&gt;</text:text-input>, vous avez rendez vous le :</text:p>
      <text:p text:style-name="P1"/>
      <text:p text:style-name="P1"/>
      <text:p text:style-name="P1"/>
      <text:p text:style-name="P1"/>
      <text:p text:style-name="P5"><text:text-input text:description="&lt;only_time()&gt;">&lt;only_time()&gt;</text:text-input></text:p>
      <text:p text:style-name="P6">Cabinet baie de l'orphelinat ancre de marine<text:line-break/>5 rte du vélodrome.</text:p>
      <text:p text:style-name="P3"><text:text-input text:description="&lt;user.signature&gt;">&lt;user.signature&gt;</text:text-input></text:p>
      <text:p text:style-name="P2">En cas d'empêchement merci de prévenir dès que possible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 style:shadow="non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711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1T00:33:35</meta:creation-date>
    <meta:generator>LibreOffice/4.3.3.2$Linux_X86_64 LibreOffice_project/430m0$Build-2</meta:generator>
    <dc:date>2019-03-13T10:41:20.203838662</dc:date>
    <meta:editing-duration>P1DT7H7M57S</meta:editing-duration>
    <meta:editing-cycles>184</meta:editing-cycles>
    <dc:creator>L. FRANCOIS</dc:creator>
    <meta:document-statistic meta:table-count="0" meta:image-count="0" meta:object-count="0" meta:page-count="1" meta:paragraph-count="8" meta:word-count="50" meta:character-count="281" meta:non-whitespace-character-count="253"/>
  </office:meta>
</office:document-meta>
</file>